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o polished</text:p>
          </table:table-cell>
          <table:table-cell office:value-type="string" calcext:value-type="string">
            <text:p>polish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r-90</text:p>
          </table:table-cell>
          <table:table-cell office:value-type="float" office:value="32.912" calcext:value-type="float">
            <text:p>32,912</text:p>
          </table:table-cell>
          <table:table-cell office:value-type="float" office:value="63.9772" calcext:value-type="float">
            <text:p>63,9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-60</text:p>
          </table:table-cell>
          <table:table-cell office:value-type="float" office:value="243.059" calcext:value-type="float">
            <text:p>243,059</text:p>
          </table:table-cell>
          <table:table-cell office:value-type="float" office:value="424.284" calcext:value-type="float">
            <text:p>424,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4:34:49.593509483</meta:creation-date>
    <dc:date>2019-09-20T14:46:37.020830101</dc:date>
    <meta:editing-duration>PT1M37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